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17.111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name-asian="Noto Sans CJK SC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style-name="ce1"/>
          <table:table-cell table:style-name="ce2" office:value-type="string">
            <text:p>Validation Imag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old-1</text:p>
          </table:table-cell>
          <table:table-cell table:style-name="ce4" office:value-type="string">
            <text:p>[ <text:s/>2 <text:s/>14 <text:s/>19 <text:s/>22 <text:s/>26 <text:s/>40 <text:s/>44 <text:s/>49 <text:s/>52 <text:s/>94 106 112 115 117 121 137 146 185</text:p>
            <text:p><text:s/>191 196 205 210 236 237 242 245 254 268 280 295 304 325 329 334 335 354</text:p>
            <text:p><text:s/>357 362 380 389 404 429 442 443 449 477 480 482 483 497 504 518 521 531</text:p>
            <text:p><text:s/>545 547 558 560 564 587 602 609 635 637 648 665 667 684 685 693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2</text:p>
          </table:table-cell>
          <table:table-cell table:style-name="ce4" office:value-type="string">
            <text:p>[ <text:s/>6 <text:s/>13 <text:s/>36 <text:s/>45 <text:s/>46 <text:s/>56 <text:s/>60 <text:s/>68 <text:s/>70 <text:s/>87 100 107 108 109 130 157 163 170</text:p>
            <text:p><text:s/>177 190 203 212 216 218 219 228 235 238 284 286 324 327 343 349 351 363</text:p>
            <text:p><text:s/>366 374 377 386 406 407 410 411 415 416 458 459 460 470 530 533 535 543</text:p>
            <text:p><text:s/>550 554 561 562 563 585 607 611 622 626 650 652 664 669 682 688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3</text:p>
          </table:table-cell>
          <table:table-cell table:style-name="ce4" office:value-type="string">
            <text:p>[ <text:s/>0 <text:s/>16 <text:s/>17 <text:s/>35 <text:s/>54 <text:s/>58 <text:s/>71 <text:s/>76 <text:s/>80 <text:s/>92 101 123 126 134 142 155 178 180</text:p>
            <text:p><text:s/>187 193 217 233 252 263 272 274 278 279 281 298 310 336 342 344 361 364</text:p>
            <text:p><text:s/>369 384 392 397 424 428 436 438 487 488 491 492 498 499 503 516 524 525</text:p>
            <text:p><text:s/>538 541 548 570 582 596 601 603 612 624 627 639 643 661 692 697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4</text:p>
          </table:table-cell>
          <table:table-cell table:style-name="ce4" office:value-type="string">
            <text:p>[ 15 <text:s/>18 <text:s/>48 <text:s/>53 <text:s/>57 <text:s/>61 <text:s/>66 <text:s/>81 <text:s/>84 <text:s/>91 116 118 127 144 156 164 167 173</text:p>
            <text:p><text:s/>183 199 211 225 243 249 251 259 269 282 287 293 302 311 328 333 338 339</text:p>
            <text:p><text:s/>347 360 378 385 402 413 435 447 455 461 467 479 486 494 513 520 536 539</text:p>
            <text:p><text:s/>542 552 575 578 584 594 606 614 640 641 653 657 662 686 694 696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5</text:p>
          </table:table-cell>
          <table:table-cell table:style-name="ce4" office:value-type="string">
            <text:p>[ 20 <text:s/>24 <text:s/>25 <text:s/>42 <text:s/>43 <text:s/>47 <text:s/>72 <text:s/>83 <text:s/>98 <text:s/>99 122 129 133 136 158 176 181 189</text:p>
            <text:p><text:s/>195 198 200 206 240 244 248 255 261 267 275 288 305 306 308 322 326 331</text:p>
            <text:p><text:s/>337 345 367 398 403 414 418 419 425 426 469 471 476 496 501 527 529 544</text:p>
            <text:p><text:s/>551 553 565 568 588 592 620 621 632 646 647 656 658 671 673 690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6</text:p>
          </table:table-cell>
          <table:table-cell table:style-name="ce4" office:value-type="string">
            <text:p>[ <text:s/>3 <text:s text:c="2"/>8 <text:s/>10 <text:s/>34 <text:s/>37 <text:s/>51 <text:s/>55 <text:s/>59 <text:s/>63 <text:s/>86 125 131 140 149 159 166 168 179</text:p>
            <text:p><text:s/>186 188 202 208 213 220 234 239 262 276 277 283 300 303 313 315 319 320</text:p>
            <text:p><text:s/>372 379 381 390 401 408 440 441 445 451 484 485 490 493 512 519 537 546</text:p>
            <text:p><text:s/>556 569 572 589 590 591 618 634 645 649 651 655 666 668 672 699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7</text:p>
          </table:table-cell>
          <table:table-cell table:style-name="ce4" office:value-type="string">
            <text:p>[ 21 <text:s/>30 <text:s/>33 <text:s/>38 <text:s/>41 <text:s/>62 <text:s/>75 <text:s/>85 <text:s/>96 <text:s/>97 102 110 124 141 145 154 160 174</text:p>
            <text:p><text:s/>182 184 207 209 214 224 232 258 260 290 291 297 309 312 316 321 341 346</text:p>
            <text:p><text:s/>348 371 382 387 409 412 417 427 444 453 464 468 472 475 502 505 517 522</text:p>
            <text:p><text:s/>523 528 566 567 577 583 616 623 629 631 633 644 654 659 670 678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8</text:p>
          </table:table-cell>
          <table:table-cell table:style-name="ce4" office:value-type="string">
            <text:p>[ <text:s/>4 <text:s text:c="2"/>7 <text:s/>12 <text:s/>23 <text:s/>29 <text:s/>39 <text:s/>64 <text:s/>78 <text:s/>79 <text:s/>89 104 111 113 119 120 135 147 150</text:p>
            <text:p><text:s/>192 194 204 215 221 223 227 256 264 266 273 294 317 318 323 352 355 358</text:p>
            <text:p><text:s/>368 375 376 396 420 421 434 450 452 456 462 466 473 474 506 510 511 515</text:p>
            <text:p><text:s/>526 559 573 579 593 595 608 615 625 636 676 677 679 681 683 698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9</text:p>
          </table:table-cell>
          <table:table-cell table:style-name="ce4" office:value-type="string">
            <text:p>[ <text:s/>1 <text:s/>28 <text:s/>31 <text:s/>65 <text:s/>67 <text:s/>69 <text:s/>82 <text:s/>88 <text:s/>90 <text:s/>93 105 114 132 138 143 152 162 169</text:p>
            <text:p><text:s/>171 175 222 229 230 231 257 285 289 292 296 299 301 307 332 340 356 370</text:p>
            <text:p><text:s/>383 388 391 395 400 423 432 433 439 448 454 463 465 495 507 509 514 532</text:p>
            <text:p><text:s/>557 574 580 581 597 599 604 610 613 630 638 642 660 674 689 695]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old-10</text:p>
          </table:table-cell>
          <table:table-cell table:style-name="ce4" office:value-type="string">
            <text:p>[ <text:s/>5 <text:s text:c="2"/>9 <text:s/>11 <text:s/>27 <text:s/>32 <text:s/>50 <text:s/>73 <text:s/>74 <text:s/>77 <text:s/>95 103 128 139 148 151 153 161 165</text:p>
            <text:p><text:s/>172 197 201 226 241 246 247 250 253 265 270 271 314 330 350 353 359 365</text:p>
            <text:p><text:s/>373 393 394 399 405 422 430 431 437 446 457 478 481 489 500 508 534 540</text:p>
            <text:p><text:s/>549 555 571 576 586 598 600 605 617 619 628 663 675 680 687 691]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2">12/08/2020</text:date>, <text:time>17:0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2T17:03:20</dc:date>
    <dc:creator>Guilherme Nakahata</dc:creator>
    <meta:generator>OpenOffice/4.1.7$Unix OpenOffice.org_project/417m1$Build-9800</meta:generator>
    <meta:editing-duration>PT28S</meta:editing-duration>
    <meta:editing-cycles>1</meta:editing-cycles>
    <meta:document-statistic meta:table-count="1" meta:cell-count="21" meta:object-count="0"/>
  </office:meta>
</office:document-meta>
</file>